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9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44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45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46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8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7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7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8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7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8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43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7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7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7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8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7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8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7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8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7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8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8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7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7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8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2">Ceramicas Castro (U$S 560,55)</text:span> – Dolar a 40</text:p>
          </table:table-cell>
          <table:covered-table-cell table:number-columns-repeated="18"/>
          <table:table-cell/>
          <table:table-cell table:style-name="ce27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8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7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8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7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8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2">Vidrieria VG – </text:span>Puerta Ventana Vidrio Entre Piso  </text:p>
          </table:table-cell>
          <table:covered-table-cell table:number-columns-repeated="18"/>
          <table:table-cell/>
          <table:table-cell table:style-name="ce27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<text:span text:style-name="T2">Vidrieria VG – </text:span>Ventana Tabaquera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7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8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8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7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7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8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7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8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7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8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8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7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7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8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8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7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8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7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8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7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8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8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7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7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8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44"/>
          <table:table-cell table:number-columns-repeated="986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8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8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8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8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8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8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8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8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4"/>
          <table:table-cell table:style-name="ce83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44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8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8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44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8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8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8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8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8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8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8" table:number-columns-spanned="4" table:number-rows-spanned="1"/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8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8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8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5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8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8" table:number-columns-spanned="4" table:number-rows-spanned="1"/>
          <table:covered-table-cell table:number-columns-repeated="3"/>
          <table:table-cell table:number-columns-repeated="4"/>
          <table:table-cell table:style-name="ce28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9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82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4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8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8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8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9000" calcext:value-type="float">
            <text:p>9.0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6 fernet comun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lu tiene 450 de uno de menta vendido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9" office:value-type="string" calcext:value-type="string">
            <text:p>Pago 360 de veterinaria, asi que quedan 90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9" office:value-type="string" calcext:value-type="string">
            <text:p>lulu tiene 1350 <text:s/>de 3 fernet 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09:21:16.9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14T09:21:49.860000000</dc:date>
    <meta:editing-duration>P68DT12H16M9S</meta:editing-duration>
    <meta:editing-cycles>126</meta:editing-cycles>
    <meta:generator>LibreOffice/7.2.5.2$Windows_X86_64 LibreOffice_project/499f9727c189e6ef3471021d6132d4c694f357e5</meta:generator>
    <meta:document-statistic meta:table-count="3" meta:cell-count="753" meta:object-count="0"/>
  </office:meta>
</office:document-meta>
</file>